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52777" officeooo:paragraph-rsid="00152777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BORNHACK</text:p>
      <text:p text:style-name="P3"/>
      <text:p text:style-name="P3">PLEASE CLEAN UP AFTER YOURSELF</text:p>
      <text:p text:style-name="P3">&lt;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2T08:22:39.377000000</dc:date>
    <meta:editing-duration>PT20M2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4" meta:word-count="14" meta:character-count="103" meta:non-whitespace-character-count="91"/>
  </office:meta>
</office:document-meta>
</file>